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1.498cm" svg:height="1.499cm" svg:x="1.3cm" svg:y="1.2cm" svg:viewBox="0 0 1499 1500" draw:points="0,1500 1499,1500 1499,0 0,0">
          <text:p/>
        </draw:polygon>
        <draw:polygon draw:style-name="gr1" draw:layer="layout" svg:width="0.299cm" svg:height="1.198cm" svg:x="1.9cm" svg:y="1.3cm" svg:viewBox="0 0 300 1199" draw:points="0,1199 300,1199 300,0 0,0">
          <text:p/>
        </draw:polygon>
        <draw:line draw:style-name="gr1" draw:layer="layout" svg:x1="2cm" svg:y1="1.699cm" svg:x2="2.049cm" svg:y2="1.4cm">
          <text:p/>
        </draw:line>
        <draw:line draw:style-name="gr1" draw:layer="layout" svg:x1="2.099cm" svg:y1="1.699cm" svg:x2="2.05cm" svg:y2="1.4cm">
          <text:p/>
        </draw:line>
        <draw:line draw:style-name="gr1" draw:layer="layout" svg:x1="2.099cm" svg:y1="1.7cm" svg:x2="2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9:52.921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09:50:02.781000000</dc:date>
    <meta:document-statistic meta:object-count="5"/>
    <meta:template xlink:type="simple" xlink:actuate="onRequest" xlink:title="1" xlink:href="file:///C:/Documents%20and%20Settings/User/Application%20Data/LibreOffice/4/user/template/1.otg" meta:date="2015-09-29T09:49:52.843000000"/>
  </office:meta>
</office:document-meta>
</file>